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shall be able to finally
flabbergast those contemptible pygmies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for us to have these now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rather too high
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